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Tahoma1" svg:font-family="Tahoma"/>
    <style:font-face style:name="OpenSymbol" svg:font-family="OpenSymbol, '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odiel_5f_práce_5f_autorov" style:display-name="Podiel_práce_autorov" style:family="table">
      <style:table-properties style:width="8.377cm" table:align="left"/>
    </style:style>
    <style:style style:name="Podiel_5f_práce_5f_autorov.A" style:display-name="Podiel_práce_autorov.A" style:family="table-column">
      <style:table-column-properties style:column-width="2.932cm"/>
    </style:style>
    <style:style style:name="Podiel_5f_práce_5f_autorov.B" style:display-name="Podiel_práce_autorov.B" style:family="table-column">
      <style:table-column-properties style:column-width="2.563cm"/>
    </style:style>
    <style:style style:name="Podiel_5f_práce_5f_autorov.C" style:display-name="Podiel_práce_autorov.C" style:family="table-column">
      <style:table-column-properties style:column-width="2.882cm"/>
    </style:style>
    <style:style style:name="Podiel_5f_práce_5f_autorov.A1" style:display-name="Podiel_práce_autorov.A1" style:family="table-cell">
      <style:table-cell-properties fo:padding="0.097cm" fo:border-left="0.002cm solid #000000" fo:border-right="none" fo:border-top="0.002cm solid #000000" fo:border-bottom="0.002cm solid #000000"/>
    </style:style>
    <style:style style:name="Podiel_5f_práce_5f_autorov.C1" style:display-name="Podiel_práce_autorov.C1" style:family="table-cell">
      <style:table-cell-properties fo:padding="0.097cm" fo:border="0.002cm solid #000000"/>
    </style:style>
    <style:style style:name="Podiel_5f_práce_5f_autorov.A2" style:display-name="Podiel_práce_autorov.A2" style:family="table-cell" style:data-style-name="N0">
      <style:table-cell-properties fo:padding="0.097cm" fo:border-left="0.002cm solid #000000" fo:border-right="none" fo:border-top="none" fo:border-bottom="0.002cm solid #000000"/>
    </style:style>
    <style:style style:name="Podiel_5f_práce_5f_autorov.B2" style:display-name="Podiel_práce_autorov.B2" style:family="table-cell">
      <style:table-cell-properties fo:padding="0.097cm" fo:border-left="0.002cm solid #000000" fo:border-right="none" fo:border-top="none" fo:border-bottom="0.002cm solid #000000"/>
    </style:style>
    <style:style style:name="Podiel_5f_práce_5f_autorov.C2" style:display-name="Podiel_práce_autorov.C2" style:family="table-cell">
      <style:table-cell-properties fo:padding="0.097cm" fo:border-left="0.002cm solid #000000" fo:border-right="0.002cm solid #000000" fo:border-top="none" fo:border-bottom="0.002cm solid #000000"/>
    </style:style>
    <style:style style:name="Podiel_5f_práce_5f_autorov.4" style:display-name="Podiel_práce_autorov.4" style:family="table-row">
      <style:table-row-properties style:min-row-height="0.639cm"/>
    </style:style>
    <style:style style:name="P1" style:family="paragraph" style:parent-style-name="Footer">
      <style:paragraph-properties fo:text-align="end" style:justify-single-word="false"/>
    </style:style>
    <style:style style:name="P2" style:family="paragraph" style:parent-style-name="Standard">
      <style:text-properties fo:language="sk" fo:country="SK"/>
    </style:style>
    <style:style style:name="P3" style:family="paragraph" style:parent-style-name="Standard">
      <style:text-properties fo:language="sk" fo:country="SK" style:language-asian="zxx" style:country-asian="none" style:language-complex="zxx" style:country-complex="none"/>
    </style:style>
    <style:style style:name="P4" style:family="paragraph" style:parent-style-name="Standard">
      <style:paragraph-properties fo:text-align="justify" style:justify-single-word="false"/>
      <style:text-properties fo:language="sk" fo:country="SK" style:language-asian="ar" style:country-asian="SA"/>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style:font-name="Arial" fo:font-size="20pt" fo:language="sk" fo:country="SK" fo:font-weight="bold" style:font-size-asian="20pt" style:font-weight-asian="bold"/>
    </style:style>
    <style:style style:name="P7" style:family="paragraph" style:parent-style-name="Standard">
      <style:paragraph-properties fo:text-align="center" style:justify-single-word="false"/>
      <style:text-properties fo:font-size="20pt" fo:language="sk" fo:country="SK" style:font-size-asian="20pt"/>
    </style:style>
    <style:style style:name="P8" style:family="paragraph" style:parent-style-name="Standard">
      <style:paragraph-properties fo:text-align="justify" style:justify-single-word="false"/>
    </style:style>
    <style:style style:name="P9" style:family="paragraph" style:parent-style-name="Standard">
      <style:paragraph-properties fo:margin-top="0cm" fo:margin-bottom="0.106cm" fo:text-align="center" style:justify-single-word="false"/>
      <style:text-properties fo:font-size="12pt" fo:language="sk" fo:country="SK" style:font-size-asian="12pt" style:font-size-complex="12pt"/>
    </style:style>
    <style:style style:name="P10" style:family="paragraph" style:parent-style-name="Standard">
      <style:paragraph-properties fo:margin-top="0cm" fo:margin-bottom="0.106cm" fo:text-align="center" style:justify-single-word="false" fo:padding-left="0cm" fo:padding-right="0cm" fo:padding-top="0cm" fo:padding-bottom="0.035cm" fo:border-left="none" fo:border-right="none" fo:border-top="none" fo:border-bottom="0.018cm solid #000000"/>
      <style:text-properties fo:language="sk" fo:country="SK"/>
    </style:style>
    <style:style style:name="P11" style:family="paragraph" style:parent-style-name="Standard">
      <style:paragraph-properties fo:margin-top="6.35cm" fo:margin-bottom="0cm" fo:text-align="center" style:justify-single-word="false"/>
    </style:style>
    <style:style style:name="P12" style:family="paragraph" style:parent-style-name="Standard">
      <style:paragraph-properties fo:margin-top="0.635cm" fo:margin-bottom="0cm" fo:text-align="start" style:justify-single-word="false">
        <style:tab-stops>
          <style:tab-stop style:position="8.5cm" style:type="center"/>
          <style:tab-stop style:position="13.61cm"/>
        </style:tab-stops>
      </style:paragraph-properties>
    </style:style>
    <style:style style:name="P13" style:family="paragraph" style:parent-style-name="Standard">
      <style:paragraph-properties fo:margin-top="0.635cm" fo:margin-bottom="0cm" fo:text-align="center" style:justify-single-word="false"/>
      <style:text-properties fo:font-size="16pt" fo:language="sk" fo:country="SK" style:font-size-asian="16pt" style:language-asian="zxx" style:country-asian="none"/>
    </style:style>
    <style:style style:name="P14" style:family="paragraph" style:parent-style-name="Table_20_Contents">
      <style:paragraph-properties fo:text-align="center" style:justify-single-word="false"/>
    </style:style>
    <style:style style:name="P15" style:family="paragraph" style:parent-style-name="Text_20_body" style:list-style-name=""/>
    <style:style style:name="P16" style:family="paragraph" style:parent-style-name="Standard" style:master-page-name="Standard">
      <style:paragraph-properties fo:margin-top="0cm" fo:margin-bottom="0.035cm" fo:text-align="center" style:justify-single-word="false" style:page-number="1"/>
      <style:text-properties fo:font-size="22pt" fo:language="sk" fo:country="SK" style:font-size-asian="22pt"/>
    </style:style>
    <style:style style:name="P17" style:family="paragraph" style:parent-style-name="Standard">
      <style:text-properties fo:language="sk" fo:country="SK"/>
    </style:style>
    <style:style style:name="P18" style:family="paragraph" style:parent-style-name="Standard" style:list-style-name="WW8Num3">
      <style:paragraph-properties fo:text-align="justify" style:justify-single-word="false"/>
      <style:text-properties fo:language="sk" fo:country="SK"/>
    </style:style>
    <style:style style:name="P19" style:family="paragraph" style:parent-style-name="Standard">
      <style:text-properties fo:language="sk" fo:country="SK" style:language-asian="zxx" style:country-asian="none" style:language-complex="zxx" style:country-complex="none"/>
    </style:style>
    <style:style style:name="P20" style:family="paragraph" style:parent-style-name="Standard">
      <style:text-properties fo:font-size="10pt" fo:language="sk" fo:country="SK" style:language-asian="zxx" style:country-asian="none" style:language-complex="zxx" style:country-complex="none"/>
    </style:style>
    <style:style style:name="P21" style:family="paragraph" style:parent-style-name="Standard" style:list-style-name="WW8Num3">
      <style:paragraph-properties fo:text-align="justify" style:justify-single-word="false"/>
    </style:style>
    <style:style style:name="P22" style:family="paragraph" style:parent-style-name="Standard" style:list-style-name="WW8Num14">
      <style:paragraph-properties fo:margin-left="1.27cm" fo:margin-right="0cm" fo:text-align="justify" style:justify-single-word="false" fo:text-indent="-0.635cm" style:auto-text-indent="false">
        <style:tab-stops>
          <style:tab-stop style:position="1.27cm"/>
        </style:tab-stops>
      </style:paragraph-properties>
    </style:style>
    <style:style style:name="P23" style:family="paragraph" style:parent-style-name="Heading_20_1" style:list-style-name=""/>
    <style:style style:name="P24" style:family="paragraph" style:parent-style-name="Heading_20_1">
      <style:paragraph-properties fo:break-before="page"/>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Heading_20_2">
      <style:text-properties fo:language="sk" fo:country="SK"/>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Table_20_Contents">
      <style:paragraph-properties fo:text-align="center" style:justify-single-word="false"/>
      <style:text-properties fo:language="sk" fo:country="SK"/>
    </style:style>
    <style:style style:name="P29" style:family="paragraph">
      <style:paragraph-properties fo:text-align="center" style:writing-mode="lr-tb"/>
    </style:style>
    <style:style style:name="T1" style:family="text">
      <style:text-properties style:font-name="Arial" fo:font-size="28pt" fo:language="sk" fo:country="SK" fo:font-weight="bold" style:font-size-asian="28pt" style:font-weight-asian="bold"/>
    </style:style>
    <style:style style:name="T2" style:family="text">
      <style:text-properties style:font-name="Arial" fo:font-size="28pt" fo:language="sk" fo:country="SK" fo:font-weight="bold" style:font-size-asian="28pt" style:language-asian="ar" style:country-asian="SA" style:font-weight-asian="bold" style:font-weight-complex="bold"/>
    </style:style>
    <style:style style:name="T3" style:family="text">
      <style:text-properties style:font-name="Arial" fo:font-size="20pt" fo:language="sk" fo:country="SK" fo:font-weight="bold" style:font-size-asian="20pt" style:font-weight-asian="bold"/>
    </style:style>
    <style:style style:name="T4" style:family="text">
      <style:text-properties fo:language="sk" fo:country="SK"/>
    </style:style>
    <style:style style:name="T5" style:family="text">
      <style:text-properties fo:language="sk" fo:country="SK" fo:font-weight="bold" style:language-asian="ar" style:country-asian="SA" style:font-weight-asian="bold" style:font-weight-complex="bold"/>
    </style:style>
    <style:style style:name="T6" style:family="text">
      <style:text-properties fo:language="sk" fo:country="SK" fo:font-weight="bold" style:font-weight-asian="bold" style:font-weight-complex="bold"/>
    </style:style>
    <style:style style:name="T7" style:family="text">
      <style:text-properties fo:language="sk" fo:country="SK" fo:font-weight="normal" style:font-weight-asian="normal" style:font-weight-complex="normal"/>
    </style:style>
    <style:style style:name="T8" style:family="text">
      <style:text-properties fo:language="sk" fo:country="SK" style:language-asian="ar" style:country-asian="SA"/>
    </style:style>
    <style:style style:name="T9"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lovenská technická univerzita</text:p>
      <text:p text:style-name="P9">Fakulta informatiky a informačných technológií</text:p>
      <text:p text:style-name="P10">Ilkovičova 3, 842 16 Bratislava 4</text:p>
      <text:p text:style-name="P11"><text:span text:style-name="T2">Pokročilá kalkulačka</text:span><text:span text:style-name="T1"> </text:span></text:p>
      <text:p text:style-name="P12"><text:span text:style-name="T3"><text:tab/>Matej Čulák</text:span><text:span text:style-name="T3"><text:tab/></text:span></text:p>
      <text:p text:style-name="P5"><text:span text:style-name="T3">Jakub Ševcech</text:span><text:span text:style-name="T3"> </text:span></text:p>
      <text:p text:style-name="P6"/>
      <text:p text:style-name="P6"/>
      <text:p text:style-name="P6"/>
      <text:p text:style-name="P6"/>
      <text:p text:style-name="P6"/>
      <text:p text:style-name="P6"/>
      <text:p text:style-name="P6"/>
      <text:p text:style-name="P6"/>
      <text:p text:style-name="P6"/>
      <text:p text:style-name="P6"/>
      <text:p text:style-name="P7"/>
      <text:p text:style-name="P13"><draw:line text:anchor-type="char" draw:z-index="0" draw:style-name="gr1" draw:text-style-name="P29" svg:x1="0.032cm" svg:y1="1.117cm" svg:x2="17.304cm" svg:y2="1.117cm"><text:p/></draw:line></text:p>
      <text:p text:style-name="Standard"><text:span text:style-name="T4">Študijný </text:span><text:span text:style-name="T4">program: Informatika </text:span></text:p>
      <text:p text:style-name="P2">Ročník: 3.</text:p>
      <text:p text:style-name="P2">Predmet: Interakcia človeka s počítačom</text:p>
      <text:p text:style-name="Standard"><text:span text:style-name="T4">Vedúci projektu: </text:span><text:span text:style-name="T7">Ing. Peter Kapec</text:span></text:p>
      <text:p text:style-name="Standard"><text:span text:style-name="T4">Ak. rok: 200</text:span><text:span text:style-name="T4">9/10</text:span></text:p>
      <text:p text:style-name="P20"/>
      <text:p text:style-name="P3"/>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5">Úvod<text:tab/>3</text:p>
          <text:p text:style-name="P27">Text zadania<text:tab/>3</text:p>
          <text:p text:style-name="P27">Podiel práce autorov na dokumente<text:tab/>3</text:p>
          <text:p text:style-name="P25">Kontrolný bod 1<text:tab/>4</text:p>
          <text:p text:style-name="P27">Analýza a zhodnotenie existujúcej aplikácie<text:tab/>4</text:p>
          <text:p text:style-name="P27">Špecifikácia požiadaviek<text:tab/>4</text:p>
          <text:p text:style-name="P27">Výber implementačných technológii<text:tab/>4</text:p>
        </text:index-body>
      </text:table-of-content>
      <text:p text:style-name="P3"/>
      <text:h text:style-name="P23" text:outline-level="1"/>
      <text:h text:style-name="P24" text:outline-level="1">Úvod</text:h>
      <text:h text:style-name="Heading_20_2" text:outline-level="2">Text zadania</text:h>
      <text:p text:style-name="P8"><text:span text:style-name="T6">3. </text:span><text:span text:style-name="T5">Pokročilá kalkulačka</text:span><text:span text:style-name="T6"> </text:span></text:p>
      <text:p text:style-name="P4">Základné požiadavky:</text:p>
      <text:list xml:id="list42404080" text:style-name="WW8Num14">
        <text:list-item>
          <text:p text:style-name="P22"><text:span text:style-name="T8">Z</text:span><text:span text:style-name="T8">adávanie čísiel a operácií pomocou tlačidiel</text:span></text:p>
        </text:list-item>
      </text:list>
      <text:list xml:id="list42412157" text:style-name="WW8Num3">
        <text:list-item>
          <text:list>
            <text:list-item>
              <text:p text:style-name="P21"><text:span text:style-name="T4">základné operácie = v</text:span><text:span text:style-name="T4">šetky bežné matematické operácie </text:span></text:p>
            </text:list-item>
            <text:list-item>
              <text:p text:style-name="P21"><text:span text:style-name="T4">práca </text:span><text:span text:style-name="T4">s pamäťovými miestami</text:span></text:p>
            </text:list-item>
            <text:list-item>
              <text:p text:style-name="P18">pokročilé operácie = zlomky, tan, cos, sin, cotg, log, ln, mocniny, log, ex, matice, integrály, atď.</text:p>
            </text:list-item>
            <text:list-item>
              <text:p text:style-name="P21"><text:span text:style-name="T4">podpora pre programátorov – binárne čísla, hexa čísla, log. operácie, </text:span><text:span text:style-name="T4">atď.</text:span></text:p>
            </text:list-item>
          </text:list>
        </text:list-item>
        <text:list-item>
          <text:p text:style-name="P21"><text:span text:style-name="T4">Zadávanie matematických výrazov aj pomocou klávesnice</text:span><text:span text:style-name="T4"> a ich zobrazenie pred samotným výpočtom</text:span></text:p>
        </text:list-item>
        <text:list-item>
          <text:p text:style-name="P18">Zobrazenie histórie zadaných výrazov (spolu s výsledkami) a ich editovanie</text:p>
        </text:list-item>
        <text:list-item>
          <text:p text:style-name="P18">Kalkulačka obsahuje tabuľku niektorých konštánt (napr. matematických / fyz. / chem.)</text:p>
        </text:list-item>
        <text:list-item>
          <text:p text:style-name="P18">Aplikácia umožní vykreslenie 2D grafu funkcie jednej premennej, ktorú možno zadať pomocou textovej formy</text:p>
        </text:list-item>
        <text:list-item>
          <text:p text:style-name="P18">Ponúka možnosť posúvať/približovať/odďaľovať takto vykreslený graf</text:p>
        </text:list-item>
        <text:list-item>
          <text:p text:style-name="P18">Možnosť skúmať priebeh grafu funkcie, t.j. zistiť hodnotu funkcie zo zadanej premennej a naopak (podpora viacerých hodnôt)</text:p>
        </text:list-item>
        <text:list-item>
          <text:p text:style-name="P21"><text:span text:style-name="T4">(ak stihnete, tak aj v</text:span><text:span text:style-name="T8">ykreslenie 3D grafu funkcie o 2 premenných + možnosť otáčať tento graf</text:span><text:span text:style-name="T4">)</text:span></text:p>
        </text:list-item>
      </text:list>
      <text:p text:style-name="P4">Obmedzenia:</text:p>
      <text:list xml:id="list20661368" text:continue-numbering="true" text:style-name="WW8Num3">
        <text:list-item>
          <text:p text:style-name="P18">Kalkulačka nesmie presiahnuť veľkosť displeja 1024 x 600 bodov (rozlíšenie Asus Eee)</text:p>
        </text:list-item>
        <text:list-item>
          <text:p text:style-name="P18">Minimalizujte počet tlačidiel pri zachovaní intuitívnosti a prehľadnosti ovládania</text:p>
        </text:list-item>
      </text:list>
      <text:h text:style-name="P15" text:outline-level="1"/>
      <text:h text:style-name="Heading_20_2" text:outline-level="2">Podiel práce autorov na dokumente</text:h>
      <text:p text:style-name="Text_20_body"/>
      <table:table table:name="Podiel_práce_autorov" table:style-name="Podiel_5f_práce_5f_autorov">
        <table:table-column table:style-name="Podiel_5f_práce_5f_autorov.A"/>
        <table:table-column table:style-name="Podiel_5f_práce_5f_autorov.B"/>
        <table:table-column table:style-name="Podiel_5f_práce_5f_autorov.C"/>
        <table:table-row>
          <table:table-cell table:style-name="Podiel_5f_práce_5f_autorov.A1" office:value-type="string">
            <text:p text:style-name="P14">Kontrolný bod</text:p>
          </table:table-cell>
          <table:table-cell table:style-name="Podiel_5f_práce_5f_autorov.A1" office:value-type="string">
            <text:p text:style-name="P28">Matej Čulák</text:p>
          </table:table-cell>
          <table:table-cell table:style-name="Podiel_5f_práce_5f_autorov.C1" office:value-type="string">
            <text:p text:style-name="P14">Jakub Ševcech</text:p>
          </table:table-cell>
        </table:table-row>
        <table:table-row>
          <table:table-cell table:style-name="Podiel_5f_práce_5f_autorov.A2" office:value-type="float" office:value="1">
            <text:p text:style-name="P14">1</text:p>
          </table:table-cell>
          <table:table-cell table:style-name="Podiel_5f_práce_5f_autorov.B2" office:value-type="string">
            <text:p text:style-name="P14"/>
          </table:table-cell>
          <table:table-cell table:style-name="Podiel_5f_práce_5f_autorov.C2" office:value-type="string">
            <text:p text:style-name="P14"/>
          </table:table-cell>
        </table:table-row>
        <table:table-row>
          <table:table-cell table:style-name="Podiel_5f_práce_5f_autorov.A2" office:value-type="float" office:value="2">
            <text:p text:style-name="P14">2</text:p>
          </table:table-cell>
          <table:table-cell table:style-name="Podiel_5f_práce_5f_autorov.B2" office:value-type="string">
            <text:p text:style-name="P14"/>
          </table:table-cell>
          <table:table-cell table:style-name="Podiel_5f_práce_5f_autorov.C2" office:value-type="string">
            <text:p text:style-name="P14"/>
          </table:table-cell>
        </table:table-row>
        <table:table-row table:style-name="Podiel_5f_práce_5f_autorov.4">
          <table:table-cell table:style-name="Podiel_5f_práce_5f_autorov.A2" office:value-type="float" office:value="3">
            <text:p text:style-name="P14">3</text:p>
          </table:table-cell>
          <table:table-cell table:style-name="Podiel_5f_práce_5f_autorov.B2" office:value-type="string">
            <text:p text:style-name="P14"/>
          </table:table-cell>
          <table:table-cell table:style-name="Podiel_5f_práce_5f_autorov.C2" office:value-type="string">
            <text:p text:style-name="P14"/>
          </table:table-cell>
        </table:table-row>
        <table:table-row table:style-name="Podiel_5f_práce_5f_autorov.4">
          <table:table-cell table:style-name="Podiel_5f_práce_5f_autorov.A2" office:value-type="float" office:value="4">
            <text:p text:style-name="P14">4</text:p>
          </table:table-cell>
          <table:table-cell table:style-name="Podiel_5f_práce_5f_autorov.B2" office:value-type="string">
            <text:p text:style-name="P14"/>
          </table:table-cell>
          <table:table-cell table:style-name="Podiel_5f_práce_5f_autorov.C2" office:value-type="string">
            <text:p text:style-name="P14"/>
          </table:table-cell>
        </table:table-row>
      </table:table>
      <text:p text:style-name="Text_20_body"/>
      <text:h text:style-name="P24" text:outline-level="1">Kontrolný bod 1</text:h>
      <text:h text:style-name="P26" text:outline-level="2">Analýza a zhodnotenie existujúcej aplikácie</text:h>
      <text:p text:style-name="P3">Aplikáciu ktorú ideme vyvíjať sme porovnávali s kalkulačkou vstavanou v operačnom systéma Microsoft Windows 7.</text:p>
      <text:p text:style-name="P3"/>
      <text:p text:style-name="P3">Tuná je na displeji kalkulačky zobrazený len aktuálny medzivýsledok a po kliknutí na tlačidlo funkcie sa zobrazí nový medivýsledok. To má za následok že používateľ nemôže vytvárať výrazy tak ako si ich napríklad napíše dopredu na papier alebo ako si ich premyslí, teda jeden výraz ako celok. Používateľ musí výraz rozkúskovať a vkladať do kalkulačky postupne, čo môže pri zložitejších výrazoch spôsobovať problémy.</text:p>
      <text:p text:style-name="P3"/>
      <text:p text:style-name="P3">//To Do: vložiť screenshot kalkulačky vo windowse</text:p>
      <text:h text:style-name="Heading_20_2" text:outline-level="2">Špecifikácia požiadaviek</text:h>
      <text:p text:style-name="P3">V tejto aplikácii sa snažíme vytvoriť kalkulačku pre širokú skupinu používateľov. Preto musí byt takýmto používateľom prispôsobené užívateľské prostredie, musí byt prehľadné a intuitívne a zároveň si naň musia používatelia rýchlo zvyknúť, teda malo by byt také na aké sú používatelia zvyknutý z doterajších skúseností a nemalo by ich zaskočiť úplne novým dizajnom.</text:p>
      <text:p text:style-name="P3"/>
      <text:p text:style-name="P3">chceme ju spraviť tak aby sa používateľ mohol prepínať medzi všetkými jej funkciami len pomocou jedného kliknutia a aby mal vždy na výber všetky kategórie funkcií. V porovnávanej aplikácií treba pre zmenu funkcii najskôr otvoriť menu a až následne vybrať typ kalkulačky s ktorou chce pracovať. Tento krok kliknutia na menu je podľa nás málo intuitívny a preto chceme nahradiť výber funkcií klikaním na záložky v hlavnom okne. Rovnako v kalkulačke vo Windows 7 si používateľ v hlavnom menu nevyberá funkcie ale typ kalkulačky ktorý chce použiť, toto obmedzuje použitie funkcii daného výberu typu kalkulačky</text:p>
      <text:p text:style-name="P3"/>
      <text:p text:style-name="P3">Na displeji kalkulačky sa bude zobrazovať výraz ako celok a až po jeho dokončení sa vyhodnotí a zobrazí sa až finálny výsledok. Takto bude môcť používateľ prirodzenejšie vytvárať aj zložitejšie výrazy. </text:p>
      <text:p text:style-name="P3">Zároveň sa tak používateľovi pridá ďalšia možnosť ako vytárať tieto výrazy, teda nie len za použitia tlačítok pripravených <text:s/>na zadávanie funkcii ale aj priamym zadávaním pomocou klávesnice do okna <text:s/>s rozpracovaným výrazom.</text:p>
      <text:h text:style-name="P26" text:outline-level="2">Výber implementačných technológii</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Tahoma1" svg:font-family="Tahoma"/>
    <style:font-face style:name="OpenSymbol" svg:font-family="OpenSymbol, '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sk" fo:country="SK"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andardní_20_písmo_20_odstavce" style:display-name="Standardní písmo odstavce" style:family="text"/>
    <style:style style:name="Page_20_Number" style:display-name="Page Number" style:family="text" style:parent-style-name="Standardní_20_písmo_20_odstavc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2.501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2cm" fo:margin-left="0cm" fo:margin-right="0cm" fo:margin-top="1.154cm" style:dynamic-spacing="true"/>
      </style:footer-style>
    </style:page-layout>
  </office:automatic-styles>
  <office:master-styles>
    <style:master-page style:name="Standard" style:page-layout-name="Mpm1"/>
    <style:master-page style:name="Convert_20_2" style:display-name="Convert 2" style:page-layout-name="Mpm2">
      <style:footer>
        <text:p text:style-name="MP1"><draw:frame draw:style-name="Mfr1" draw:name="Frame2" text:anchor-type="paragraph" svg:y="0.002cm" fo:min-width="0.041cm" draw:z-index="0"><draw:text-box fo:min-height="0.37cm"><text:p text:style-name="Footer"><text:span text:style-name="Page_20_Number"><text:page-number text:select-page="current"/></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09-04-16T11:32:02.64</meta:creation-date>
    <meta:editing-duration>PT04H13M18S</meta:editing-duration>
    <meta:editing-cycles>22</meta:editing-cycles>
    <meta:generator>OpenOffice.org/3.1$Win32 OpenOffice.org_project/310m19$Build-9420</meta:generator>
    <dc:date>2010-09-23T00:55:08.19</dc:date>
    <meta:document-statistic meta:table-count="1" meta:image-count="0" meta:object-count="0" meta:page-count="4" meta:paragraph-count="58" meta:word-count="564" meta:character-count="3810"/>
    <meta:user-defined meta:name="Info 1"/>
    <meta:user-defined meta:name="Info 2"/>
    <meta:user-defined meta:name="Info 3"/>
    <meta:user-defined meta:name="Info 4"/>
  </office:meta>
</office:document-meta>
</file>